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text-properties fo:color="#2a6099" loext:opacity="100%" officeooo:paragraph-rsid="001df55c"/>
    </style:style>
    <style:style style:name="P4" style:family="paragraph" style:parent-style-name="Standard">
      <style:text-properties fo:color="#2a6099" loext:opacity="100%" officeooo:paragraph-rsid="001ef2ac"/>
    </style:style>
    <style:style style:name="P5" style:family="paragraph" style:parent-style-name="Standard">
      <style:text-properties fo:font-weight="normal" officeooo:rsid="001df55c" officeooo:paragraph-rsid="001df55c" style:font-weight-asian="normal" style:font-weight-complex="normal"/>
    </style:style>
    <style:style style:name="P6" style:family="paragraph" style:parent-style-name="Text_20_body">
      <style:text-properties fo:font-weight="normal" officeooo:paragraph-rsid="001df55c" style:font-weight-asian="normal" style:font-weight-complex="normal"/>
    </style:style>
    <style:style style:name="T1" style:family="text">
      <style:text-properties officeooo:rsid="001df5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933" loext:opacity="100%" fo:font-weight="bold" style:font-weight-asian="bold" style:font-weight-complex="bold"/>
    </style:style>
    <style:style style:name="T4" style:family="text">
      <style:text-properties fo:color="#00a933" loext:opacity="100%" fo:font-weight="bold" officeooo:rsid="001df55c" style:font-weight-asian="bold" style:font-weight-complex="bold"/>
    </style:style>
    <style:style style:name="T5" style:family="text">
      <style:text-properties fo:color="#00a933" loext:opacity="100%" fo:font-weight="bold" officeooo:rsid="001ef2ac" style:font-weight-asian="bold" style:font-weight-complex="bold"/>
    </style:style>
    <style:style style:name="T6" style:family="text">
      <style:text-properties fo:color="#00a933" loext:opacity="100%" fo:font-weight="bold" officeooo:rsid="00205206" style:font-weight-asian="bold" style:font-weight-complex="bold"/>
    </style:style>
    <style:style style:name="T7" style:family="text">
      <style:text-properties fo:color="#bf0041" loext:opacity="100%" fo:font-weight="bold" style:font-weight-asian="bold" style:font-weight-complex="bold"/>
    </style:style>
    <style:style style:name="T8" style:family="text">
      <style:text-properties officeooo:rsid="001ef2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pornities</text:h>
      <text:p text:style-name="Standard">Examples</text:p>
      <text:p text:style-name="P1">1-Opportunity Service POST Request:</text:p>
      <text:p text:style-name="Standard">This is the creation of the new opportunity. It areturn the data of the new opportunity.</text:p>
      <text:p text:style-name="Standard"/>
      <text:p text:style-name="P3">curl -d '{"name": "David Test","description": "Test Opportunity","currencyIsoCode": "USD"}' -H "Content-Type: application/json" -H "Accept: application/json" -H "Authorization: Bearer <text:span text:style-name="T7">{{token}}</text:span>" -X POST https://cpq-dev.cdsvisual.net/v1/projects/opportunities</text:p>
      <text:p text:style-name="Standard"/>
      <text:p text:style-name="Standard"/>
      <text:p text:style-name="P1">2-Opportunity Service GET Request:</text:p>
      <text:p text:style-name="Standard">With the ID <text:span text:style-name="T1">of the </text:span>previous ste<text:span text:style-name="T1">p</text:span> we verify the data of the new op<text:span text:style-name="T1">p</text:span>ortunity is correct.</text:p>
      <text:p text:style-name="Standard"/>
      <text:p text:style-name="P3">curl -H "Accept: application/json" -H "Authorization: <text:span text:style-name="T7">{{token}}</text:span>" https://cpq-dev.cdsvisual.net/v1/projects/opportunities/</text:p>
      <text:p text:style-name="Standard"/>
      <text:p text:style-name="Standard"/>
      <text:p text:style-name="P1">3-Opportunity Service PUT Request:</text:p>
      <text:p text:style-name="Standard">It modify the data of the opportunity and it return the data of the opportunity updated.</text:p>
      <text:p text:style-name="Standard"/>
      <text:p text:style-name="P3">curl -d '{"description": "Updated David Opportunity"}' -H "Content-Type: application/json" -H "Accept: application/json" -H "Authorization: <text:span text:style-name="T7">{{token}}</text:span>" -X PUT <text:span text:style-name="T2">https://cpq-dev.cdsvisual.net/v1/projects/opportunities/</text:span><text:span text:style-name="T3">&lt;opportunity_id&gt;</text:span></text:p>
      <text:h text:style-name="Heading_20_1" text:outline-level="1">Quotes</text:h>
      <text:p text:style-name="Standard"/>
      <text:p text:style-name="P1">4-Quotes Service POST Request:</text:p>
      <text:p text:style-name="Standard">It create a quotes related to any op<text:span text:style-name="T1">p</text:span>ortunity created before.</text:p>
      <text:p text:style-name="Standard"/>
      <text:p text:style-name="P2">curl -d '{"name": "<text:span text:style-name="T2">David Test Quote</text:span>","description": "<text:span text:style-name="T2">Test Quote","opportunityId</text:span>": "<text:span text:style-name="T3">&lt;opportunity_id&gt;"</text:span>}' -H "Content-Type: application/json" -H "Accept: application/json" -H "Authorization: <text:span text:style-name="T7">{{token}}</text:span>" -X POST <text:span text:style-name="T2">https://cpq-dev.cdsvisual.net/v1/projects/quotes</text:span></text:p>
      <text:p text:style-name="Standard"/>
      <text:p text:style-name="Standard"/>
      <text:p text:style-name="P1">5-Quotes Service GET Request:</text:p>
      <text:p text:style-name="P5">It return the data related to a request</text:p>
      <text:p text:style-name="P5"/>
      <text:p text:style-name="P3"><text:soft-page-break/>curl -H "Accept: application/json" -H "Authorization: <text:span text:style-name="T7">{{token}}</text:span>"<text:span text:style-name="T2"> https://cpq-dev.cdsvisual.net/v1/projects/quotes/</text:span><text:span text:style-name="T3">&lt;</text:span><text:span text:style-name="T4">quote_id&gt;</text:span></text:p>
      <text:p text:style-name="Standard"/>
      <text:p text:style-name="P1">6-Quotes Service PUT Request:</text:p>
      <text:p text:style-name="P5">This modify the data of a quote.</text:p>
      <text:p text:style-name="P3">curl -d '{"description": "Updated Test Quote"}' -H "Content-Type: application/json" -H "Accept: application/json" -H "Authorization: <text:span text:style-name="T7">{{token}}</text:span>" -X PUT <text:span text:style-name="T2">https://cpq-dev.cdsvisual.net/v1/projects/quotes/</text:span><text:span text:style-name="T3">&lt;</text:span><text:span text:style-name="T4">quote_id&gt;</text:span></text:p>
      <text:p text:style-name="Standard"/>
      <text:h text:style-name="Heading_20_1" text:outline-level="1">Quotes Lines</text:h>
      <text:p text:style-name="P1">7-Quotes Lines Service POST Request:</text:p>
      <text:p text:style-name="P5">This is a registration of <text:span text:style-name="T8">single</text:span> product, <text:span text:style-name="T8">it return the registration of the data</text:span></text:p>
      <text:p text:style-name="P5"/>
      <text:p text:style-name="P3">curl -d '{"name": "David Configuration 2","parentQuoteId": "&lt;<text:span text:style-name="T4">quote_id&gt;</text:span>","productId":"<text:span text:style-name="T3">&lt;</text:span><text:span text:style-name="T4">product_ID&gt;</text:span>","quantity":1}' -H "Content-Type: application/json" -H "Accept: application/json" -H "Authorization: <text:span text:style-name="T7">{{token}}</text:span>" -X POST <text:a xlink:type="simple" xlink:href="https://cpq-dev.cdsvisual.net/v1/projects/quoteLines" text:style-name="Internet_20_link" text:visited-style-name="Visited_20_Internet_20_Link"><text:span text:style-name="T2">https://cpq-dev.cdsvisual.net/v1/projects/quoteLines</text:span></text:a></text:p>
      <text:p text:style-name="P3"/>
      <text:p text:style-name="P6"><text:span text:style-name="T4">&lt;product_ID&gt;</text:span><text:span text:style-name="T1">: It could be similar to </text:span>FLX-2+0x2-M0120-L0070</text:p>
      <text:p text:style-name="Standard"/>
      <text:p text:style-name="P1">8-Quotes Lines Service GET Request:</text:p>
      <text:p text:style-name="P4">curl -H "Accept: application/json" -H "Authorization: <text:span text:style-name="T7">{{token}}</text:span>" <text:span text:style-name="T2">https://cpq-dev.cdsvisual.net/v1/projects/quoteLines</text:span>/<text:span text:style-name="T3">&lt;</text:span><text:span text:style-name="T6">parent_quaote</text:span><text:span text:style-name="T5">_id&gt;</text:span></text:p>
      <text:p text:style-name="Standard"/>
      <text:p text:style-name="P1">9-Quotes Lines Service PUT Request:</text:p>
      <text:p text:style-name="P4">curl -d '{"quantity":5}' -H "Content-Type: application/json" -H "Accept: application/json" -H "Authorization: <text:span text:style-name="T7">{{token}}</text:span>" -X PUT https://cpq-dev.cdsvisual.net/v1/projects/quoteLines/<text:span text:style-name="T3">&lt;</text:span><text:span text:style-name="T5">quoteLine_id&gt;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1d2c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6:00:10.937000000</meta:creation-date>
    <dc:date>2023-06-23T18:05:37.630000000</dc:date>
    <meta:editing-duration>PT14H54M1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0" meta:word-count="275" meta:character-count="2665" meta:non-whitespace-character-count="2420"/>
  </office:meta>
</office:document-meta>
</file>